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itle">
      <style:paragraph-properties fo:text-align="end" style:justify-single-word="false"/>
      <style:text-properties fo:color="#ed1c24" officeooo:paragraph-rsid="001d655c" fo:background-color="transparent"/>
    </style:style>
    <style:style style:name="P2" style:family="paragraph" style:parent-style-name="Text_20_body">
      <style:text-properties style:font-name="aRIAL" fo:font-size="12pt" officeooo:rsid="00159e4b" officeooo:paragraph-rsid="001d655c" style:font-size-asian="12pt" style:font-size-complex="12pt"/>
    </style:style>
    <style:style style:name="P3" style:family="paragraph" style:parent-style-name="Text_20_body">
      <style:text-properties style:font-name="aRIAL" fo:font-size="12pt" officeooo:rsid="00168684" officeooo:paragraph-rsid="001d655c" style:font-size-asian="12pt" style:font-size-complex="12pt"/>
    </style:style>
    <style:style style:name="P4" style:family="paragraph" style:parent-style-name="Text_20_body">
      <style:text-properties style:font-name="aRIAL" fo:font-size="12pt" officeooo:rsid="00132252" officeooo:paragraph-rsid="001d655c" style:font-size-asian="12pt" style:font-size-complex="12pt"/>
    </style:style>
    <style:style style:name="P5" style:family="paragraph" style:parent-style-name="Text_20_body">
      <style:text-properties style:font-name="aRIAL" fo:font-size="12pt" officeooo:rsid="00132252" officeooo:paragraph-rsid="001d7744" style:font-size-asian="12pt" style:font-size-complex="12pt"/>
    </style:style>
    <style:style style:name="P6" style:family="paragraph" style:parent-style-name="Text_20_body">
      <style:text-properties style:font-name="aRIAL" fo:font-size="12pt" officeooo:rsid="000e4095" officeooo:paragraph-rsid="001d655c" style:font-size-asian="12pt" style:font-size-complex="12pt"/>
    </style:style>
    <style:style style:name="P7" style:family="paragraph" style:parent-style-name="Text_20_body">
      <style:text-properties style:font-name="aRIAL" fo:font-size="12pt" officeooo:rsid="0011d594" officeooo:paragraph-rsid="001d655c" style:font-size-asian="12pt" style:font-size-complex="12pt"/>
    </style:style>
    <style:style style:name="P8" style:family="paragraph" style:parent-style-name="Text_20_body">
      <style:text-properties style:font-name="aRIAL" fo:font-size="12pt" officeooo:rsid="0011d594" officeooo:paragraph-rsid="001d7744" style:font-size-asian="12pt" style:font-size-complex="12pt"/>
    </style:style>
    <style:style style:name="P9" style:family="paragraph" style:parent-style-name="Text_20_body">
      <style:text-properties style:font-name="aRIAL" fo:font-size="12pt" officeooo:rsid="00116a8f" officeooo:paragraph-rsid="001d655c" style:font-size-asian="12pt" style:font-size-complex="12pt"/>
    </style:style>
    <style:style style:name="P10" style:family="paragraph" style:parent-style-name="Text_20_body">
      <style:text-properties style:font-name="aRIAL" fo:font-size="12pt" officeooo:rsid="00177a93" officeooo:paragraph-rsid="001d655c" style:font-size-asian="12pt" style:font-size-complex="12pt"/>
    </style:style>
    <style:style style:name="P11" style:family="paragraph" style:parent-style-name="Text_20_body">
      <style:text-properties style:font-name="aRIAL" fo:font-size="12pt" officeooo:rsid="001389b9" officeooo:paragraph-rsid="001d655c" style:font-size-asian="12pt" style:font-size-complex="12pt"/>
    </style:style>
    <style:style style:name="P12" style:family="paragraph" style:parent-style-name="Text_20_body">
      <style:text-properties style:font-name="aRIAL" fo:font-size="12pt" officeooo:rsid="001d655c" officeooo:paragraph-rsid="001d655c" style:font-size-asian="12pt" style:font-size-complex="12pt"/>
    </style:style>
    <style:style style:name="P13" style:family="paragraph" style:parent-style-name="Text_20_body">
      <style:text-properties style:font-name="aRIAL" fo:font-size="12pt" officeooo:rsid="001d7744" officeooo:paragraph-rsid="001d7744" style:font-size-asian="12pt" style:font-size-complex="12pt"/>
    </style:style>
    <style:style style:name="P14" style:family="paragraph" style:parent-style-name="Text_20_body">
      <style:text-properties style:font-name="aRIAL" fo:font-size="12pt" officeooo:rsid="001f4bc9" officeooo:paragraph-rsid="001f4bc9" style:font-size-asian="12pt" style:font-size-complex="12pt"/>
    </style:style>
    <style:style style:name="P15" style:family="paragraph" style:parent-style-name="Heading_20_1">
      <style:text-properties officeooo:rsid="001d655c" officeooo:paragraph-rsid="001d655c"/>
    </style:style>
    <style:style style:name="P16" style:family="paragraph" style:parent-style-name="Heading_20_1">
      <style:text-properties officeooo:rsid="001d7744" officeooo:paragraph-rsid="001d7744"/>
    </style:style>
    <style:style style:name="P17" style:family="paragraph" style:parent-style-name="Standard">
      <style:text-properties style:font-name="aRIAL" fo:font-size="12pt" officeooo:rsid="00177a93" officeooo:paragraph-rsid="001d655c" style:font-size-asian="12pt" style:font-size-complex="12pt"/>
    </style:style>
    <style:style style:name="P18" style:family="paragraph" style:parent-style-name="Standard">
      <style:text-properties officeooo:rsid="000c9866" officeooo:paragraph-rsid="001d655c"/>
    </style:style>
    <style:style style:name="P19" style:family="paragraph" style:parent-style-name="Standard">
      <style:text-properties fo:font-weight="bold" officeooo:rsid="000c9866" officeooo:paragraph-rsid="001d655c" style:font-weight-asian="bold" style:font-weight-complex="bold"/>
    </style:style>
    <style:style style:name="P20" style:family="paragraph" style:parent-style-name="Standard">
      <style:text-properties fo:color="#800000" style:font-name="aRIAL" fo:font-size="12pt" officeooo:rsid="00177a93" officeooo:paragraph-rsid="001d655c" style:font-size-asian="12pt" style:font-size-complex="12pt"/>
    </style:style>
    <style:style style:name="P21" style:family="paragraph" style:parent-style-name="Standard">
      <style:text-properties fo:color="#800000" style:font-name="aRIAL" fo:font-size="12pt" officeooo:rsid="000da7a2" officeooo:paragraph-rsid="001d655c" style:font-size-asian="12pt" style:font-size-complex="12pt"/>
    </style:style>
    <style:style style:name="P22" style:family="paragraph" style:parent-style-name="Heading">
      <style:text-properties officeooo:rsid="00134d2a" officeooo:paragraph-rsid="001d655c"/>
    </style:style>
    <style:style style:name="P23" style:family="paragraph" style:parent-style-name="Heading">
      <style:text-properties style:font-name="aRIAL" fo:font-size="12pt" officeooo:rsid="00134d2a" officeooo:paragraph-rsid="001d655c" style:font-size-asian="12pt" style:font-size-complex="12pt"/>
    </style:style>
    <style:style style:name="P24" style:family="paragraph" style:parent-style-name="Heading">
      <style:text-properties style:font-name="aRIAL" fo:font-size="12pt" officeooo:rsid="001d655c" officeooo:paragraph-rsid="001d655c" style:font-size-asian="12pt" style:font-size-complex="12pt"/>
    </style:style>
    <style:style style:name="P25" style:family="paragraph" style:parent-style-name="Heading">
      <style:text-properties style:font-name="aRIAL" fo:font-size="12pt" officeooo:rsid="001d655c" officeooo:paragraph-rsid="001d7744" style:font-size-asian="12pt" style:font-size-complex="12pt"/>
    </style:style>
    <style:style style:name="P26" style:family="paragraph" style:parent-style-name="Heading">
      <style:text-properties officeooo:paragraph-rsid="001d655c"/>
    </style:style>
    <style:style style:name="T1" style:family="text">
      <style:text-properties officeooo:rsid="00159e4b"/>
    </style:style>
    <style:style style:name="T2" style:family="text">
      <style:text-properties officeooo:rsid="00177a93"/>
    </style:style>
    <style:style style:name="T3" style:family="text">
      <style:text-properties officeooo:rsid="00142aeb"/>
    </style:style>
    <style:style style:name="T4" style:family="text">
      <style:text-properties fo:color="#800000"/>
    </style:style>
    <style:style style:name="T5" style:family="text">
      <style:text-properties fo:color="#800000" officeooo:rsid="000da7a2"/>
    </style:style>
    <style:style style:name="T6" style:family="text">
      <style:text-properties fo:color="#800000" officeooo:rsid="00177a93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officeooo:rsid="001d655c"/>
    </style:style>
    <style:style style:name="T10" style:family="text">
      <style:text-properties officeooo:rsid="001d7744"/>
    </style:style>
    <style:style style:name="T11" style:family="text">
      <style:text-properties officeooo:rsid="001f4bc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hecklist para atividades d<text:span text:style-name="T11">e segurança</text:span></text:p>
      <text:p text:style-name="P18"/>
      <text:h text:style-name="P15" text:outline-level="1">GERENCIAMENTO DAS INFORMAÇÕES DA EMPRESA</text:h>
      <text:p text:style-name="P26"/>
      <text:p text:style-name="P22">Tema: <text:span text:style-name="T9">Burocracia</text:span></text:p>
      <text:p text:style-name="P23">QUESTÃO 1</text:p>
      <text:p text:style-name="P24">É efetuado algum gerenciamento de riscos na organização ?</text:p>
      <text:p text:style-name="P2">QUESTÃO <text:span text:style-name="T9">2</text:span> </text:p>
      <text:p text:style-name="P12">A política de segurança da informação é bem definida e entendido por todos ?</text:p>
      <text:p text:style-name="P12">QUESTÃO 3</text:p>
      <text:p text:style-name="P12">É feito revisão periódica dos itens de segurança pelo comitê responsável ?</text:p>
      <text:p text:style-name="P12">QUESTÃO 4</text:p>
      <text:p text:style-name="P12">Os riscos terceirizados estão embasados em contrato para garantir a proteção dos dados pessoais ?</text:p>
      <text:p text:style-name="P12"/>
      <text:h text:style-name="P15" text:outline-level="1">CIÊNCIA DA RESPONSABILIDADE</text:h>
      <text:p text:style-name="Text_20_body"/>
      <text:p text:style-name="P26">Tema: <text:span text:style-name="T9">Conscientização</text:span></text:p>
      <text:p text:style-name="P4">QUESTÃO <text:span text:style-name="T9">5</text:span></text:p>
      <text:p text:style-name="P12">Os funcionários recebem treinamentos periódicos para garantir o conhecimento de suas responsabilidades ?</text:p>
      <text:h text:style-name="P15" text:outline-level="1">CONTROLES DE ACESSO</text:h>
      <text:p text:style-name="P26"/>
      <text:p text:style-name="P26">Tema: <text:span text:style-name="T9">Segurança física</text:span></text:p>
      <text:p text:style-name="P4">QUESTÃO <text:span text:style-name="T9">6</text:span></text:p>
      <text:p text:style-name="P12"><text:soft-page-break/>Existe na empresa hábito de restrição de acesso físico somente para quem é permitido ?</text:p>
      <text:p text:style-name="P25">Tema: Segurança <text:span text:style-name="T10">digital</text:span></text:p>
      <text:p text:style-name="P5">QUESTÃO <text:span text:style-name="T10">7</text:span></text:p>
      <text:p text:style-name="P12">Existe na empresa hábito de restrição de acesso digital somente para os administradores de rede ?</text:p>
      <text:p text:style-name="P5">QUESTÃO <text:span text:style-name="T10">8</text:span></text:p>
      <text:p text:style-name="P12">Os dados são mascarados para técnicos de atendimento <text:span text:style-name="T10">terem acesso somente ao que precisam </text:span>?</text:p>
      <text:p text:style-name="P6">QUESTÃO <text:span text:style-name="T10">9</text:span></text:p>
      <text:p text:style-name="P13">Existe um processo de descarte de equipamentos cuidadoso para que os dados não sejam roubados ?</text:p>
      <text:p text:style-name="P13">QUESTÃO 10</text:p>
      <text:p text:style-name="P13">Existe uma área isolada só para guardar dados pessoais ?</text:p>
      <text:h text:style-name="P16" text:outline-level="1">MEIOS DE PROTEÇÃO</text:h>
      <text:p text:style-name="P26"/>
      <text:p text:style-name="P26">Tema: <text:span text:style-name="T10">Segurança em computador e rede</text:span></text:p>
      <text:p text:style-name="P7">QUESTÃO <text:span text:style-name="T10">11</text:span></text:p>
      <text:p text:style-name="P13">Os computadores tem antivírus ?</text:p>
      <text:p text:style-name="P8">QUESTÃO <text:span text:style-name="T10">12</text:span></text:p>
      <text:p text:style-name="P13">Existe autenticação por FSSO ?</text:p>
      <text:p text:style-name="P13">QUESTÃO 13</text:p>
      <text:p text:style-name="P13">Existem controles para midia removível ?</text:p>
      <text:p text:style-name="P13">QUESTÃO 14</text:p>
      <text:p text:style-name="P13">Os softwares e o sistema operacional são atualizados com frequência ?</text:p>
      <text:p text:style-name="P13">QUESTÃO 15</text:p>
      <text:p text:style-name="P13">Existem métodos de desenvolvimento seguro para os sistemas ?</text:p>
      <text:p text:style-name="P13">QUESTÃO 16</text:p>
      <text:p text:style-name="P13">Existe limitação com o mínimo possível de administradores masters na rede ?</text:p>
      <text:p text:style-name="P13">QUESTÃO 17</text:p>
      <text:p text:style-name="P13">As credenciais têm características de senha forte ?</text:p>
      <text:p text:style-name="P13">QUESTÃO 18</text:p>
      <text:p text:style-name="P13"><text:soft-page-break/>Existe monitoramento que mapeia quem está violando dados pessoais ?</text:p>
      <text:p text:style-name="P13">É feito periodicamente backups e a validação do mesmo ?</text:p>
      <text:p text:style-name="P7">QUESTÃO <text:span text:style-name="T10">19</text:span></text:p>
      <text:p text:style-name="P3">A comunicação com o controlador é feito periodicamente para realizar um levantamento dos eventos ocorridos naquele período ?</text:p>
      <text:p text:style-name="P14">QUESTÃO 20</text:p>
      <text:p text:style-name="P14">Existem<text:span text:style-name="T7"> firewalls</text:span> na borda da rede ?</text:p>
      <text:p text:style-name="P14">QUESTÃO 21</text:p>
      <text:p text:style-name="P14">É utilizado algum tipo de detecção e prevenção de violação de dados pessoais por meio do IPS ?</text:p>
      <text:p text:style-name="P14">QUESTÃO 22</text:p>
      <text:p text:style-name="P14">São aplicadas medidas de regulamentação às normas mais conhecidas de padronização dos itens de segurança ?</text:p>
      <text:p text:style-name="P14">QUESTÃO 23</text:p>
      <text:p text:style-name="P14">Os logs são guardados em um gerenciador de logs 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4T01:58:30.413944025</meta:creation-date>
    <dc:date>2019-10-24T02:35:31.940691712</dc:date>
    <meta:editing-duration>PT8M59S</meta:editing-duration>
    <meta:editing-cycles>1</meta:editing-cycles>
    <meta:document-statistic meta:table-count="0" meta:image-count="0" meta:object-count="0" meta:page-count="3" meta:paragraph-count="57" meta:word-count="361" meta:character-count="2201" meta:non-whitespace-character-count="1896"/>
    <meta:generator>LibreOffice/6.0.7.3$Linux_X86_64 LibreOffice_project/00m0$Build-3</meta:generator>
  </office:meta>
</office:document-meta>
</file>